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30bb0" officeooo:paragraph-rsid="00130bb0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officeooo:rsid="00133936" officeooo:paragraph-rsid="00133936" loext:padding="0cm" loext:border="none"/>
    </style:style>
    <style:style style:name="P4" style:family="paragraph" style:parent-style-name="Text_20_body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Text_20_body">
      <style:paragraph-properties fo:margin-left="0.635cm" fo:margin-right="0cm" fo:margin-top="0cm" fo:margin-bottom="0cm" loext:contextual-spacing="false" fo:text-align="start" style:justify-single-word="false" fo:text-indent="0cm" style:auto-text-indent="false"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left="0.635cm" fo:margin-right="0cm" fo:margin-top="0cm" fo:margin-bottom="0cm" loext:contextual-spacing="false" fo:text-align="start" style:justify-single-word="false" fo:text-indent="0cm" style:auto-text-indent="false" fo:padding="0cm" fo:border="none"/>
      <style:text-properties loext:padding="0cm" loext:border="none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text-align="start" style:justify-single-word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30bb0" officeooo:paragraph-rsid="00130bb0" loext:padding="0cm" loext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officeooo:rsid="00130bb0" officeooo:paragraph-rsid="00130bb0" loext:padding="0cm" loext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officeooo:rsid="00133936" officeooo:paragraph-rsid="00133936" loext:padding="0cm" loext:border="non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33936"/>
    </style:style>
    <style:style style:name="T3" style:family="text">
      <style:text-properties officeooo:rsid="00133936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01481083" text:style-name="L1">
        <text:list-header>
          <text:p text:style-name="P11"><text:span text:style-name="T1"/></text:p>
          <text:p text:style-name="P6"><text:span text:style-name="T1"/></text:p>
        </text:list-header>
      </text:list>
      <text:list xml:id="list3922159196" text:style-name="L4">
        <text:list-item>
          <text:p text:style-name="P10"><text:span text:style-name="T1">Comentar o que pode ser feito como estratégia para controle da temperatura em uma casa de vegetação.</text:span></text:p>
        </text:list-item>
      </text:list>
      <text:list xml:id="list125151810250020" text:continue-list="list1201481083" text:style-name="L1">
        <text:list-header>
          <text:p text:style-name="P12"><text:span text:style-name="T1"/></text:p>
          <text:p text:style-name="P12"><text:span text:style-name="T1">Algumas das estratégias para o controle de temperatura na casa de vegetação são, desde a opção mais simples e barata como pintura do plástico na cor branca, como implementação de sistema de exaustão de ar, ar condicionado, abertura e fechamento de cortinas, nebulizadores , janelas zenital (laternium) e a altura do pé direito( altura do teto)</text:span></text:p>
        </text:list-header>
      </text:list>
      <text:p text:style-name="P8"/>
      <text:list xml:id="list125152144815782" text:continue-list="list3922159196" text:style-name="L4">
        <text:list-item>
          <text:p text:style-name="P10"><text:span text:style-name="T1">Comentar como pode ser realizada o controle da umidade em uma casa de vegetação.</text:span> </text:p>
        </text:list-item>
      </text:list>
      <text:p text:style-name="P3"/>
      <text:p text:style-name="P2"><text:span text:style-name="T3">Podemos utilizar sensores e termômetros de bulbo úmido e bulbo seco para obter dados de umidade de ar. <text:line-break/><text:tab/></text:span></text:p>
      <text:list xml:id="list125152542941179" text:continue-numbering="true" text:style-name="L4">
        <text:list-item>
          <text:p text:style-name="P10"><text:span text:style-name="T1">Comentar como pode ser realizado o controle da luz para espécies sensíveis em uma casa de vegetação.</text:span></text:p>
        </text:list-item>
      </text:list>
      <text:list xml:id="list3962054680" text:style-name="L3">
        <text:list-header>
          <text:p text:style-name="P13"><text:span text:style-name="T1"/></text:p>
        </text:list-header>
      </text:list>
      <text:p text:style-name="P2"><text:span text:style-name="T2">Para alguns tipos de legumes como alface é utilizado sombrite negra, com uma malha <text:tab/>mais densa, pois fica exposto a muita luz, no caso luz solar.</text:span></text:p>
      <text:p text:style-name="P2"><text:span text:style-name="T2">Para outros tipos de culturas como de tecido é necessário o comprimento de ondas de luz adequado para o cultivo.</text:span></text:p>
      <text:p text:style-name="P5"><text:span text:style-name="T2"/></text:p>
      <text:p text:style-name="P2"><text:span text:style-name="T2"><text:tab/></text:span></text:p>
      <text:p text:style-name="P4"/>
      <text:p text:style-name="Standard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0bb0" officeooo:paragraph-rsid="00130b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uno : Diego Antunes da Costa <text:tab/><text:tab/>2º Termo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4T12:35:07.019190304</meta:creation-date>
    <dc:date>2020-05-24T12:51:51.675137168</dc:date>
    <meta:editing-duration>PT5M27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0" meta:word-count="179" meta:character-count="1035" meta:non-whitespace-character-count="858"/>
  </office:meta>
</office:document-meta>
</file>